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6" text:anchor-type="page" text:anchor-page-number="1" svg:x="105mm" svg:y="253.47mm" svg:width="105mm" svg:height="35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0mm" svg:y="253.47mm" svg:width="105mm" svg:height="35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05mm" svg:y="218.48mm" svg:width="105mm" svg:height="35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0mm" svg:y="218.48mm" svg:width="105mm" svg:height="35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05mm" svg:y="183.48mm" svg:width="105mm" svg:height="35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0mm" svg:y="183.48mm" svg:width="105mm" svg:height="35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05mm" svg:y="148.48mm" svg:width="105mm" svg:height="35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0mm" svg:y="148.48mm" svg:width="105mm" svg:height="35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105mm" svg:y="113.49mm" svg:width="105mm" svg:height="35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0mm" svg:y="113.49mm" svg:width="105mm" svg:height="35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5mm" svg:y="78.49mm" svg:width="105mm" svg:height="35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0mm" svg:y="78.49mm" svg:width="105mm" svg:height="35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05mm" svg:y="43.5mm" svg:width="105mm" svg:height="35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0mm" svg:y="43.5mm" svg:width="105mm" svg:height="35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105mm" svg:y="8.5mm" svg:width="105mm" svg:height="35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0mm" svg:y="8.5mm" svg:width="105mm" svg:height="35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05mm" svg:height="35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5mm" fo:margin-bottom="0mm" fo:margin-left="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7:18:21.691000000</meta:creation-date>
    <meta:editing-cycles>1</meta:editing-cycles>
    <meta:editing-duration>PT33S</meta:editing-duration>
    <dc:title>Rayfilm 0907</dc:title>
    <dc:date>2022-08-25T17:18:53.984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